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gr31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1.818cm"/>
    </style:style>
    <style:style style:name="gr3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326cm"/>
    </style:style>
    <style:style style:name="gr33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532cm"/>
    </style:style>
    <style:style style:name="gr3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913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421cm"/>
    </style:style>
    <style:style style:name="gr3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37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056cm"/>
    </style:style>
    <style:style style:name="gr38" style:family="graphic" style:parent-style-name="standard">
      <style:graphic-properties draw:fill="solid" draw:fill-color="#ff99ff" draw:textarea-horizontal-align="justify" draw:textarea-vertical-align="middle" draw:auto-grow-height="false" fo:min-height="0.131cm" fo:min-width="1.6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ff66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99ff"/>
      <style:paragraph-properties fo:text-align="center"/>
      <style:text-properties fo:font-size="7pt" style:font-size-asian="9pt" style:font-size-complex="9pt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.27cm" svg:height="1.016cm" svg:x="19.669cm" svg:y="9.001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954cm" svg:y="4.048cm">
          <text:p text:style-name="P1"><text:span text:style-name="T1">UnmodIterable&lt;</text:span><text:span text:style-name="T1">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5.097cm" svg:y1="4.048cm" svg:x2="15.097cm" svg:y2="3.286cm" draw:start-shape="id1" draw:start-glue-point="0" draw:end-shape="id2" draw:end-glue-point="2" svg:d="M15097 4048v-762" svg:viewBox="0 0 1 763">
          <text:p/>
        </draw:connector>
        <draw:connector draw:style-name="gr3" draw:text-style-name="P4" draw:layer="layout" draw:type="curve" svg:x1="15.097cm" svg:y1="4.048cm" svg:x2="20.113cm" svg:y2="3.032cm" draw:start-shape="id1" draw:start-glue-point="0" draw:end-shape="id3" draw:end-glue-point="2" svg:d="M15097 4048c0-762 5016-254 5016-1016" svg:viewBox="0 0 5017 1017">
          <text:p/>
        </draw:connector>
        <draw:custom-shape draw:style-name="gr4" draw:text-style-name="P5" xml:id="id23" draw:id="id23" draw:layer="layout" svg:width="1.905cm" svg:height="1.016cm" svg:x="15.605cm" svg:y="17.51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397cm" svg:y1="3.794cm" svg:x2="3.476cm" svg:y2="2.905cm" draw:start-shape="id4" draw:start-glue-point="0" draw:end-shape="id5" draw:end-glue-point="2" svg:d="M2397 3794c0-666 1079-222 1079-889" svg:viewBox="0 0 1080 890">
          <text:p/>
        </draw:connector>
        <draw:custom-shape draw:style-name="gr1" draw:text-style-name="P2" xml:id="id3" draw:id="id3" draw:layer="layout" svg:width="1.397cm" svg:height="1.016cm" svg:x="19.415cm" svg:y="2.016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08cm" svg:y1="13.065cm" svg:x2="7.286cm" svg:y2="9.255cm" draw:start-shape="id6" draw:end-shape="id7" draw:end-glue-point="2" svg:d="M6080 13065c0-2857 1206-953 1206-3810" svg:viewBox="0 0 1207 3811">
          <text:p/>
        </draw:connector>
        <draw:connector draw:style-name="gr3" draw:text-style-name="P4" draw:layer="layout" draw:type="curve" svg:x1="17.891cm" svg:y1="7.731cm" svg:x2="16.621cm" svg:y2="6.588cm" draw:start-shape="id8" draw:end-shape="id9" svg:d="M17891 7731c-952 0-318-1143-1270-1143" svg:viewBox="0 0 1271 1144">
          <text:p/>
        </draw:connector>
        <draw:connector draw:style-name="gr5" draw:text-style-name="P4" draw:layer="layout" draw:type="curve" svg:x1="6.08cm" svg:y1="13.065cm" svg:x2="15.16cm" svg:y2="7.096cm" draw:start-shape="id6" draw:start-glue-point="0" draw:end-shape="id9" draw:end-glue-point="2" svg:d="M6080 13065c0-4476 9080-1492 9080-5969" svg:viewBox="0 0 9081 5970">
          <text:p text:style-name="P1"><text:span text:style-name="T2">UnmodIterable</text:span></text:p>
          <text:p text:style-name="P1"><text:span text:style-name="T2">&lt;UnmodMap.UnEntry&lt;K,V&gt;&gt;</text:span></text:p>
        </draw:connector>
        <draw:connector draw:style-name="gr3" draw:text-style-name="P4" draw:layer="layout" draw:type="curve" svg:x1="19.161cm" svg:y1="7.223cm" svg:x2="22.59cm" svg:y2="6.588cm" draw:start-shape="id8" draw:start-glue-point="0" draw:end-shape="id10" draw:end-glue-point="2" svg:d="M19161 7223c0-751 1810-501 1810-318 0 184 1619 434 1619-317" svg:viewBox="0 0 3430 636">
          <text:p/>
        </draw:connector>
        <draw:custom-shape draw:style-name="gr1" draw:text-style-name="P2" xml:id="id10" draw:id="id10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304cm" svg:y1="9.001cm" svg:x2="22.59cm" svg:y2="6.588cm" draw:start-shape="id11" draw:start-glue-point="0" draw:end-shape="id10" draw:end-glue-point="2" svg:d="M20304 9001c0-1809 2286-603 2286-2413" svg:viewBox="0 0 2287 2414">
          <text:p/>
        </draw:connector>
        <draw:custom-shape draw:style-name="gr6" draw:text-style-name="P6" xml:id="id28" draw:id="id28" draw:layer="layout" svg:width="2.318cm" svg:height="1.016cm" svg:x="14.335cm" svg:y="19.574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curve" svg:x1="22.59cm" svg:y1="5.572cm" svg:x2="20.113cm" svg:y2="3.032cm" draw:start-shape="id10" draw:start-glue-point="0" draw:end-shape="id3" draw:end-glue-point="2" svg:d="M22590 5572c0-1905-2477-635-2477-2540" svg:viewBox="0 0 2478 2541">
          <text:p/>
        </draw:connector>
        <draw:custom-shape draw:style-name="gr2" draw:text-style-name="P3" xml:id="id2" draw:id="id2" draw:layer="layout" svg:width="2.286cm" svg:height="1.016cm" svg:x="13.954cm" svg:y="2.2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2.778cm" svg:y="1.889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254cm" svg:y="3.79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7.891cm" svg:y="7.223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4.81cm" svg:y="13.065cm">
          <text:p text:style-name="P1"><text:span text:style-name="T1">Map2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6.207cm" svg:y="8.239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2.161cm" svg:height="1.016cm" svg:x="14.462cm" svg:y="11.668cm">
          <text:p text:style-name="P1"><text:span text:style-name="T1">List2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15.542cm" svg:y1="11.668cm" svg:x2="7.477cm" svg:y2="3.794cm" draw:start-shape="id12" draw:start-glue-point="0" draw:end-shape="id13" draw:end-glue-point="2" svg:d="M15542 11668c0-5905-8065-1969-8065-7874" svg:viewBox="0 0 8066 7875">
          <text:p/>
        </draw:connector>
        <draw:connector draw:style-name="gr3" draw:text-style-name="P4" draw:layer="layout" draw:type="curve" svg:x1="15.542cm" svg:y1="11.668cm" svg:x2="20.304cm" svg:y2="10.017cm" draw:start-shape="id12" draw:start-glue-point="0" draw:end-shape="id11" draw:end-glue-point="2" svg:d="M15542 11668c0-1237 4762-412 4762-1651" svg:viewBox="0 0 4763 1652">
          <text:p/>
        </draw:connector>
        <draw:custom-shape draw:style-name="gr12" draw:text-style-name="P2" xml:id="id14" draw:id="id14" draw:layer="layout" svg:width="1.905cm" svg:height="1.016cm" svg:x="3.667cm" svg:y="3.77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.619cm" svg:y1="3.77cm" svg:x2="3.476cm" svg:y2="2.905cm" draw:start-shape="id14" draw:start-glue-point="0" draw:end-shape="id5" draw:end-glue-point="2" svg:d="M4619 3770c0-648-1143-216-1143-865" svg:viewBox="0 0 1144 866">
          <text:p/>
        </draw:connector>
        <draw:connector draw:style-name="gr3" draw:text-style-name="P4" draw:layer="layout" draw:type="curve" svg:x1="3.984cm" svg:y1="6.715cm" svg:x2="2.397cm" svg:y2="4.81cm" draw:start-shape="id15" draw:start-glue-point="0" draw:end-shape="id4" draw:end-glue-point="2" svg:d="M3984 6715c0-1428-1587-476-1587-1905" svg:viewBox="0 0 1588 1906">
          <text:p/>
        </draw:connector>
        <draw:custom-shape draw:style-name="gr13" draw:text-style-name="P3" xml:id="id15" draw:id="id15" draw:layer="layout" svg:width="2.667cm" svg:height="1.016cm" svg:x="2.651cm" svg:y="6.715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3.984cm" svg:y1="6.715cm" svg:x2="7.477cm" svg:y2="3.794cm" draw:start-shape="id15" draw:end-shape="id13" draw:end-glue-point="2" svg:d="M3984 6715c0-2190 3493-730 3493-2921" svg:viewBox="0 0 3494 2922">
          <text:p/>
        </draw:connector>
        <draw:connector draw:style-name="gr3" draw:text-style-name="P4" draw:layer="layout" draw:type="curve" svg:x1="3.984cm" svg:y1="6.715cm" svg:x2="4.619cm" svg:y2="4.786cm" draw:start-shape="id15" draw:start-glue-point="0" draw:end-shape="id14" draw:end-glue-point="2" svg:d="M3984 6715c0-1446 635-482 635-1929" svg:viewBox="0 0 636 1930">
          <text:p/>
        </draw:connector>
        <draw:custom-shape draw:style-name="gr10" draw:text-style-name="P3" xml:id="id16" draw:id="id16" draw:layer="layout" svg:width="2.161cm" svg:height="1.016cm" svg:x="22.844cm" svg:y="12.557cm">
          <text:p text:style-name="P1"><text:span text:style-name="T1">Set2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3.924cm" svg:y1="12.557cm" svg:x2="15.16cm" svg:y2="7.096cm" draw:start-shape="id16" draw:start-glue-point="0" draw:end-shape="id9" draw:end-glue-point="2" svg:d="M23924 12557c0-4095-8764-1365-8764-5461" svg:viewBox="0 0 8765 5462">
          <text:p/>
        </draw:connector>
        <draw:custom-shape draw:style-name="gr14" draw:text-style-name="P2" xml:id="id17" draw:id="id17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7" draw:start-glue-point="0" draw:end-shape="id10" draw:end-glue-point="2" svg:d="M22590 9255v-2667" svg:viewBox="0 0 1 2668">
          <text:p/>
        </draw:connector>
        <draw:connector draw:style-name="gr3" draw:text-style-name="P4" draw:layer="layout" draw:type="curve" svg:x1="23.924cm" svg:y1="12.557cm" svg:x2="22.59cm" svg:y2="10.271cm" draw:start-shape="id16" draw:start-glue-point="0" draw:end-shape="id17" draw:end-glue-point="2" svg:d="M23924 12557c0-1714-1334-572-1334-2286" svg:viewBox="0 0 1335 2287">
          <text:p/>
        </draw:connector>
        <draw:connector draw:style-name="gr3" draw:text-style-name="P4" draw:layer="layout" draw:type="curve" svg:x1="10.139cm" svg:y1="17.383cm" svg:x2="6.08cm" svg:y2="14.081cm" draw:start-shape="id18" draw:start-glue-point="0" draw:end-shape="id6" draw:end-glue-point="2" svg:d="M10139 17383c0-2476-4059-826-4059-3302" svg:viewBox="0 0 4060 3303">
          <text:p/>
        </draw:connector>
        <draw:custom-shape draw:style-name="gr9" draw:text-style-name="P2" xml:id="id19" draw:id="id19" draw:layer="layout" svg:width="2.159cm" svg:height="1.016cm" svg:x="7.604cm" svg:y="11.16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8.683cm" svg:y1="11.16cm" svg:x2="7.286cm" svg:y2="9.255cm" draw:start-shape="id19" draw:end-shape="id7" draw:end-glue-point="2" svg:d="M8683 11160c0-1428-1397-476-1397-1905" svg:viewBox="0 0 1398 1906">
          <text:p/>
        </draw:connector>
        <draw:connector draw:style-name="gr15" draw:text-style-name="P4" draw:layer="layout" draw:type="curve" svg:x1="10.144cm" svg:y1="14.335cm" svg:x2="15.16cm" svg:y2="7.096cm" draw:start-shape="id20" draw:start-glue-point="0" draw:end-shape="id9" draw:end-glue-point="2" svg:d="M10144 14335c0-5428 5016-1809 5016-7239" svg:viewBox="0 0 5017 7240">
          <text:p text:style-name="P1"><text:span text:style-name="T2">UnmodSortedIterable</text:span></text:p>
          <text:p text:style-name="P1"><text:span text:style-name="T2">&lt;UnmodMap.UnEntry&lt;K,V&gt;&gt;</text:span></text:p>
        </draw:connector>
        <draw:custom-shape draw:style-name="gr16" draw:text-style-name="P3" xml:id="id21" draw:id="id21" draw:layer="layout" svg:width="2.794cm" svg:height="1.016cm" svg:x="18.399cm" svg:y="14.589cm">
          <text:p text:style-name="P1"><text:span text:style-name="T1">SortedSet2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796cm" svg:y1="14.589cm" svg:x2="23.924cm" svg:y2="13.573cm" draw:start-shape="id21" draw:end-shape="id16" draw:end-glue-point="2" svg:d="M19796 14589c0-762 4128-254 4128-1016" svg:viewBox="0 0 4129 1017">
          <text:p/>
        </draw:connector>
        <draw:connector draw:style-name="gr11" draw:text-style-name="P4" draw:layer="layout" draw:type="curve" svg:x1="19.796cm" svg:y1="14.589cm" svg:x2="7.477cm" svg:y2="3.794cm" draw:start-shape="id21" draw:start-glue-point="0" draw:end-shape="id13" draw:end-glue-point="2" svg:d="M19796 14589c0-8095-12319-2698-12319-10795" svg:viewBox="0 0 12320 10796">
          <text:p/>
        </draw:connector>
        <draw:custom-shape draw:style-name="gr17" draw:text-style-name="P2" xml:id="id22" draw:id="id22" draw:layer="layout" svg:width="1.786cm" svg:height="1.016cm" svg:x="20.05cm" svg:y="11.795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943cm" svg:y1="11.795cm" svg:x2="22.59cm" svg:y2="10.271cm" draw:start-shape="id22" draw:end-shape="id17" draw:end-glue-point="2" svg:d="M20943 11795c0-1143 1647-381 1647-1524" svg:viewBox="0 0 1648 1525">
          <text:p/>
        </draw:connector>
        <draw:connector draw:style-name="gr3" draw:text-style-name="P4" draw:layer="layout" draw:type="curve" svg:x1="19.796cm" svg:y1="14.589cm" svg:x2="20.943cm" svg:y2="12.811cm" draw:start-shape="id21" draw:end-shape="id22" draw:end-glue-point="2" svg:d="M19796 14589c0-1333 1147-445 1147-1778" svg:viewBox="0 0 1148 1779">
          <text:p/>
        </draw:connector>
        <draw:connector draw:style-name="gr3" draw:text-style-name="P4" draw:layer="layout" draw:type="curve" svg:x1="16.557cm" svg:y1="17.51cm" svg:x2="15.542cm" svg:y2="12.684cm" draw:start-shape="id23" draw:start-glue-point="0" draw:end-shape="id12" draw:end-glue-point="2" svg:d="M16557 17510c0-3619-1015-1207-1015-4826" svg:viewBox="0 0 1016 4827">
          <text:p/>
        </draw:connector>
        <draw:custom-shape draw:style-name="gr18" draw:text-style-name="P5" xml:id="id24" draw:id="id24" draw:layer="layout" svg:width="1.598cm" svg:height="1.016cm" svg:x="6.334cm" svg:y="17.383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133cm" svg:y1="17.383cm" svg:x2="6.08cm" svg:y2="14.081cm" draw:start-shape="id24" draw:end-shape="id6" draw:end-glue-point="2" svg:d="M7133 17383c0-2476-1053-826-1053-3302" svg:viewBox="0 0 1054 3303">
          <text:p/>
        </draw:connector>
        <draw:custom-shape draw:style-name="gr18" draw:text-style-name="P5" xml:id="id25" draw:id="id25" draw:layer="layout" svg:width="1.598cm" svg:height="1.016cm" svg:x="22.59cm" svg:y="15.224cm">
          <text:p text:style-name="P1"><text:span text:style-name="T1">Im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3.389cm" svg:y1="15.224cm" svg:x2="23.924cm" svg:y2="13.573cm" draw:start-shape="id25" draw:start-glue-point="0" draw:end-shape="id16" draw:end-glue-point="2" svg:d="M23389 15224c0-1237 535-412 535-1651" svg:viewBox="0 0 536 1652">
          <text:p/>
        </draw:connector>
        <draw:custom-shape draw:style-name="gr19" draw:text-style-name="P5" xml:id="id18" draw:id="id18" draw:layer="layout" svg:width="2.531cm" svg:height="1.016cm" svg:x="8.874cm" svg:y="17.383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6" draw:id="id26" draw:layer="layout" svg:width="2.292cm" svg:height="1.016cm" svg:x="20.425cm" svg:y="17.383cm">
          <text:p text:style-name="P1"><text:span text:style-name="T1">ImSorted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draw:line-skew="-0.064cm" svg:x1="21.571cm" svg:y1="17.383cm" svg:x2="19.796cm" svg:y2="15.605cm" draw:start-shape="id26" draw:end-shape="id21" svg:d="M21571 17383c0-1429-1775-541-1775-1778" svg:viewBox="0 0 1776 1779">
          <text:p/>
        </draw:connector>
        <draw:custom-shape draw:style-name="gr21" draw:text-style-name="P8" xml:id="id27" draw:id="id27" draw:layer="layout" svg:width="1.642cm" svg:height="1.016cm" svg:x="12.176cm" svg:y="14.843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2.997cm" svg:y1="14.843cm" svg:x2="15.16cm" svg:y2="7.096cm" draw:start-shape="id27" draw:start-glue-point="0" draw:end-shape="id9" draw:end-glue-point="2" svg:d="M12997 14843c0-5809 2163-1936 2163-7747" svg:viewBox="0 0 2164 7748">
          <text:p text:style-name="P1"><text:span text:style-name="T2">UnmodSizedIterable</text:span></text:p>
          <text:p text:style-name="P1"><text:span text:style-name="T2">&lt;Number&gt;</text:span></text:p>
        </draw:connector>
        <draw:connector draw:style-name="gr3" draw:text-style-name="P4" draw:layer="layout" draw:type="curve" svg:x1="15.494cm" svg:y1="19.574cm" svg:x2="16.557cm" svg:y2="18.526cm" draw:start-shape="id28" draw:start-glue-point="0" draw:end-shape="id23" draw:end-glue-point="2" svg:d="M15494 19574c0-786 1063-262 1063-1048" svg:viewBox="0 0 1064 1049">
          <text:p/>
        </draw:connector>
        <draw:custom-shape draw:style-name="gr22" draw:text-style-name="P6" xml:id="id31" draw:id="id31" draw:layer="layout" svg:width="2.699cm" svg:height="1.016cm" svg:x="18.526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9" draw:id="id29" draw:layer="layout" svg:width="2.953cm" svg:height="1.016cm" svg:x="8.747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2" draw:id="id32" draw:layer="layout" svg:width="2.699cm" svg:height="1.016cm" svg:x="21.415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0" draw:id="id30" draw:layer="layout" svg:width="3.08cm" svg:height="1.016cm" svg:x="5.54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0.223cm" svg:y1="19.542cm" svg:x2="10.139cm" svg:y2="18.399cm" draw:start-shape="id29" draw:start-glue-point="0" draw:end-shape="id18" draw:end-glue-point="2" svg:d="M10223 19542c0-856-84-285-84-1143" svg:viewBox="0 0 85 1144">
          <text:p/>
        </draw:connector>
        <draw:connector draw:style-name="gr3" draw:text-style-name="P4" draw:layer="layout" draw:type="curve" svg:x1="7.08cm" svg:y1="19.542cm" svg:x2="7.133cm" svg:y2="18.399cm" draw:start-shape="id30" draw:end-shape="id24" draw:end-glue-point="2" svg:d="M7080 19542c0-856 53-285 53-1143" svg:viewBox="0 0 54 1144">
          <text:p/>
        </draw:connector>
        <draw:connector draw:style-name="gr3" draw:text-style-name="P4" draw:layer="layout" draw:type="curve" svg:x1="19.875cm" svg:y1="19.542cm" svg:x2="21.571cm" svg:y2="18.399cm" draw:start-shape="id31" draw:start-glue-point="0" draw:end-shape="id26" svg:d="M19875 19542c0-856 1696-285 1696-1143" svg:viewBox="0 0 1697 1144">
          <text:p/>
        </draw:connector>
        <draw:connector draw:style-name="gr3" draw:text-style-name="P4" draw:layer="layout" draw:type="curve" svg:x1="22.764cm" svg:y1="19.542cm" svg:x2="23.389cm" svg:y2="16.24cm" draw:start-shape="id32" draw:start-glue-point="0" draw:end-shape="id25" draw:end-glue-point="2" svg:d="M22764 19542c0-2476 625-826 625-3302" svg:viewBox="0 0 626 3303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Paguro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Paguro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Paguro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Paguro 3 Inheritance Hierarchy</text:p>
          </draw:text-box>
        </draw:frame>
        <draw:custom-shape draw:style-name="gr2" draw:text-style-name="P3" xml:id="id13" draw:id="id13" draw:layer="layout" svg:width="2.286cm" svg:height="1.016cm" svg:x="6.334cm" svg:y="2.778cm">
          <text:p text:style-name="P1"><text:span text:style-name="T1">Order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39" draw:id="id39" draw:layer="layout" svg:width="2.286cm" svg:height="1.016cm" svg:x="10.652cm" svg:y="3.794cm">
          <text:p text:style-name="P1"><text:span text:style-name="T1">Siz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xml:id="id35" draw:id="id35" draw:layer="layout" svg:width="2.318cm" svg:height="1.016cm" svg:x="11.922cm" svg:y="19.574cm">
          <text:p text:style-name="P1"><text:span text:style-name="T1">Mutable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34" draw:id="id34" draw:layer="layout" svg:width="2.826cm" svg:height="1.016cm" svg:x="2.524cm" svg:y="19.542cm">
          <text:p text:style-name="P1"><text:span text:style-name="T1">Mutable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7" draw:id="id37" draw:layer="layout" svg:width="2.699cm" svg:height="1.016cm" svg:x="24.241cm" svg:y="19.542cm">
          <text:p text:style-name="P1"><text:span text:style-name="T1">Mutable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6" draw:id="id36" draw:layer="layout" svg:width="1.905cm" svg:height="1.016cm" svg:x="13.319cm" svg:y="17.51cm">
          <text:p text:style-name="P1"><text:span text:style-name="T1">Mutable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38" draw:id="id38" draw:layer="layout" svg:width="2.032cm" svg:height="1.016cm" svg:x="24.622cm" svg:y="17.002cm">
          <text:p text:style-name="P1"><text:span text:style-name="T1">Mutabl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xml:id="id33" draw:id="id33" draw:layer="layout" svg:width="2.413cm" svg:height="1.016cm" svg:x="2.778cm" svg:y="17.383cm">
          <text:p text:style-name="P1"><text:span text:style-name="T1">Mutabl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3.984cm" svg:y1="17.383cm" svg:x2="6.08cm" svg:y2="14.081cm" draw:start-shape="id33" draw:start-glue-point="0" draw:end-shape="id6" svg:d="M3984 17383c0-2476 2096-826 2096-3302" svg:viewBox="0 0 2097 3303">
          <text:p/>
        </draw:connector>
        <draw:connector draw:style-name="gr3" draw:text-style-name="P4" draw:layer="layout" draw:type="curve" svg:x1="3.937cm" svg:y1="19.542cm" svg:x2="3.984cm" svg:y2="18.399cm" draw:start-shape="id34" draw:start-glue-point="0" draw:end-shape="id33" draw:end-glue-point="2" svg:d="M3937 19542c0-856 47-285 47-1143" svg:viewBox="0 0 48 1144">
          <text:p/>
        </draw:connector>
        <draw:connector draw:style-name="gr3" draw:text-style-name="P4" draw:layer="layout" draw:type="curve" svg:x1="13.081cm" svg:y1="19.574cm" svg:x2="14.271cm" svg:y2="18.526cm" draw:start-shape="id35" draw:start-glue-point="0" draw:end-shape="id36" draw:end-glue-point="2" svg:d="M13081 19574c0-786 1190-262 1190-1048" svg:viewBox="0 0 1191 1049">
          <text:p/>
        </draw:connector>
        <draw:connector draw:style-name="gr3" draw:text-style-name="P4" draw:layer="layout" draw:type="curve" svg:x1="25.59cm" svg:y1="19.542cm" svg:x2="25.638cm" svg:y2="18.018cm" draw:start-shape="id37" draw:start-glue-point="0" draw:end-shape="id38" draw:end-glue-point="2" svg:d="M25590 19542c0-1143 48-381 48-1524" svg:viewBox="0 0 49 1525">
          <text:p/>
        </draw:connector>
        <draw:connector draw:style-name="gr3" draw:text-style-name="P4" draw:layer="layout" draw:type="curve" svg:x1="25.638cm" svg:y1="17.002cm" svg:x2="23.924cm" svg:y2="13.573cm" draw:start-shape="id38" draw:start-glue-point="0" draw:end-shape="id16" draw:end-glue-point="2" svg:d="M25638 17002c0-2571-1714-857-1714-3429" svg:viewBox="0 0 1715 3430">
          <text:p/>
        </draw:connector>
        <draw:connector draw:style-name="gr3" draw:text-style-name="P4" draw:layer="layout" draw:type="curve" svg:x1="14.271cm" svg:y1="17.51cm" svg:x2="15.542cm" svg:y2="12.684cm" draw:start-shape="id36" draw:start-glue-point="0" draw:end-shape="id12" draw:end-glue-point="2" svg:d="M14271 17510c0-3619 1271-1207 1271-4826" svg:viewBox="0 0 1272 4827">
          <text:p/>
        </draw:connector>
        <draw:custom-shape draw:style-name="gr35" draw:text-style-name="P3" xml:id="id9" draw:id="id9" draw:layer="layout" svg:width="2.921cm" svg:height="1.016cm" svg:x="13.7cm" svg:y="6.08cm">
          <text:p text:style-name="P1"><text:span text:style-name="T1">UnmodSiz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draw:line-skew="0.063cm" svg:x1="15.16cm" svg:y1="6.08cm" svg:x2="15.097cm" svg:y2="5.064cm" draw:start-shape="id9" draw:start-glue-point="0" draw:end-shape="id1" draw:end-glue-point="2" svg:d="M15160 6080c0-667-63-160-63-1016" svg:viewBox="0 0 64 1017">
          <text:p/>
        </draw:connector>
        <draw:connector draw:style-name="gr3" draw:text-style-name="P4" draw:layer="layout" draw:type="curve" svg:x1="15.16cm" svg:y1="6.08cm" svg:x2="11.795cm" svg:y2="4.81cm" draw:start-shape="id9" draw:start-glue-point="0" draw:end-shape="id39" draw:end-glue-point="2" svg:d="M15160 6080c0-952-3365-318-3365-1270" svg:viewBox="0 0 3366 1271">
          <text:p/>
        </draw:connector>
        <draw:connector draw:style-name="gr3" draw:text-style-name="P4" draw:layer="layout" draw:type="curve" svg:x1="19.796cm" svg:y1="14.589cm" svg:x2="15.16cm" svg:y2="7.096cm" draw:start-shape="id21" draw:start-glue-point="0" draw:end-shape="id9" draw:end-glue-point="2" svg:d="M19796 14589c0-5619-4636-1873-4636-7493" svg:viewBox="0 0 4637 7494">
          <text:p/>
        </draw:connector>
        <draw:connector draw:style-name="gr3" draw:text-style-name="P4" draw:layer="layout" draw:type="curve" svg:x1="15.542cm" svg:y1="11.668cm" svg:x2="15.16cm" svg:y2="7.096cm" draw:start-shape="id12" draw:start-glue-point="0" draw:end-shape="id9" draw:end-glue-point="2" svg:d="M15542 11668c0-3429-382-1143-382-4572" svg:viewBox="0 0 383 4573">
          <text:p/>
        </draw:connector>
        <draw:custom-shape draw:style-name="gr36" draw:text-style-name="P3" xml:id="id20" draw:id="id20" draw:layer="layout" svg:width="3.048cm" svg:height="1.016cm" svg:x="8.62cm" svg:y="14.335cm">
          <text:p text:style-name="P1"><text:span text:style-name="T1">SortedMap2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0.144cm" svg:y1="14.335cm" svg:x2="8.683cm" svg:y2="12.176cm" draw:start-shape="id20" draw:start-glue-point="0" draw:end-shape="id19" draw:end-glue-point="2" svg:d="M10144 14335c0-1618-1461-539-1461-2159" svg:viewBox="0 0 1462 2160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5" draw:text-style-name="P4" draw:layer="layout" draw:type="curve" svg:x1="10.139cm" svg:y1="17.383cm" svg:x2="10.144cm" svg:y2="15.351cm" draw:start-shape="id18" draw:start-glue-point="0" draw:end-shape="id20" draw:end-glue-point="2" svg:d="M10139 17383c0-1524 5-508 5-2032" svg:viewBox="0 0 6 2033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11" draw:text-style-name="P4" draw:layer="layout" draw:type="curve" svg:x1="10.144cm" svg:y1="14.335cm" svg:x2="7.477cm" svg:y2="3.794cm" draw:start-shape="id20" draw:start-glue-point="0" draw:end-shape="id13" draw:end-glue-point="2" svg:d="M10144 14335c0-7905-2667-2635-2667-10541" svg:viewBox="0 0 2668 10542">
          <text:p/>
        </draw:connector>
        <draw:custom-shape draw:style-name="gr37" draw:text-style-name="P8" xml:id="id40" draw:id="id40" draw:layer="layout" svg:width="1.556cm" svg:height="1.016cm" svg:x="16.843cm" svg:y="19.574cm">
          <text:p text:style-name="P1"><text:span text:style-name="T1">RrbTree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7.621cm" svg:y1="19.574cm" svg:x2="16.557cm" svg:y2="18.527cm" draw:start-shape="id40" svg:d="M17621 19574c0-1161-1064-638-1064-1047" svg:viewBox="0 0 1065 1048">
          <text:p/>
        </draw:connector>
        <draw:custom-shape draw:style-name="gr38" draw:text-style-name="P11" draw:layer="layout" svg:width="2.161cm" svg:height="0.381cm" svg:x="14.589cm" svg:y="12.43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22.842cm" svg:y="13.319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5.062cm" svg:y="13.82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9.126cm" svg:y="15.09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1.571cm" svg:y1="17.383cm" svg:x2="23.389cm" svg:y2="16.24cm" draw:start-shape="id26" draw:start-glue-point="0" draw:end-shape="id25" draw:end-glue-point="2" svg:d="M21571 17383c0-856 1818-285 1818-1143" svg:viewBox="0 0 1819 1144">
          <text:p/>
        </draw:connector>
        <draw:custom-shape draw:style-name="gr38" draw:text-style-name="P11" draw:layer="layout" svg:width="2.161cm" svg:height="0.381cm" svg:x="18.778cm" svg:y="15.224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7-05-20T16:07:31.227981297</dc:date>
    <meta:editing-duration>PT11H12M57S</meta:editing-duration>
    <meta:editing-cycles>44</meta:editing-cycles>
    <meta:generator>LibreOffice/5.1.6.2$Linux_X86_64 LibreOffice_project/10m0$Build-2</meta:generator>
    <meta:document-statistic meta:object-count="102"/>
  </office:meta>
</office:document-meta>
</file>